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2.637cm"/>
    </style:style>
    <style:style style:name="co3" style:family="table-column">
      <style:table-column-properties fo:break-before="auto" style:column-width="5.6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Ontario/Canad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c</text:p>
          </table:table-cell>
          <table:table-cell office:value-type="string" calcext:value-type="string">
            <text:p>Planned for Switzerland</text:p>
          </table:table-cell>
          <table:table-cell table:formula="of:=CONCATENATE(&quot;|&quot;;[.A1];&quot;|&quot;;[.B1];&quot;|&quot;;[.C1];&quot;|&quot;;[.D1];&quot;|&quot;;[.E1];&quot;|&quot;;[.F1];&quot;|&quot;)" office:value-type="string" office:string-value="||Germany|Ontario/Canada|France|Finc|Planned for Switzerland|" calcext:value-type="string">
            <text:p>||Germany|Ontario/Canada|France|Finc|Planned for Switzerland|</text:p>
          </table:table-cell>
        </table:table-row>
        <table:table-row table:style-name="ro2">
          <table:table-cell office:value-type="string" calcext:value-type="string">
            <text:p>Link</text:p>
          </table:table-cell>
          <table:table-cell office:value-type="string" calcext:value-type="string">
            <text:p>&lt;<text:a xlink:href="http://nationallizenzen.de/" xlink:type="simple">http://nationallizenzen.de</text:a>&gt;</text:p>
          </table:table-cell>
          <table:table-cell office:value-type="string" calcext:value-type="string">
            <text:p>&lt;<text:a xlink:href="http://scholarsportal.info/" xlink:type="simple">http://scholarsportal.info</text:a>&gt;</text:p>
          </table:table-cell>
          <table:table-cell office:value-type="string" calcext:value-type="string">
            <text:p>&lt;<text:a xlink:href="http://istex.fr/" xlink:type="simple">http://istex.fr</text:a>&gt;</text:p>
          </table:table-cell>
          <table:table-cell office:value-type="string" calcext:value-type="string">
            <text:p>&lt;<text:a xlink:href="http://finc.info/" xlink:type="simple">http://finc.info</text:a>&gt;</text:p>
          </table:table-cell>
          <table:table-cell/>
          <table:table-cell table:formula="of:=CONCATENATE(&quot;|&quot;;[.A2];&quot;|&quot;;[.B2];&quot;|&quot;;[.C2];&quot;|&quot;;[.D2];&quot;|&quot;;[.E2];&quot;|&quot;;[.F2];&quot;|&quot;)" office:value-type="string" office:string-value="|Link|&lt;http://nationallizenzen.de&gt;|&lt;http://scholarsportal.info&gt;|&lt;http://istex.fr&gt;|&lt;http://finc.info&gt;||" calcext:value-type="string">
            <text:p>|Link|&lt;http://nationallizenzen.de&gt;|&lt;http://scholarsportal.info&gt;|&lt;http://istex.fr&gt;|&lt;http://finc.info&gt;||</text:p>
          </table:table-cell>
        </table:table-row>
        <table:table-row table:style-name="ro1">
          <table:table-cell office:value-type="string" calcext:value-type="string">
            <text:p>Start year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formula="of:=CONCATENATE(&quot;|&quot;;[.A3];&quot;|&quot;;[.B3];&quot;|&quot;;[.C3];&quot;|&quot;;[.D3];&quot;|&quot;;[.E3];&quot;|&quot;;[.F3];&quot;|&quot;)" office:value-type="string" office:string-value="|Start year|2004|2006|2012|2014|2015|" calcext:value-type="string">
            <text:p>|Start year|2004|2006|2012|2014|2015|</text:p>
          </table:table-cell>
        </table:table-row>
        <table:table-row table:style-name="ro1">
          <table:table-cell office:value-type="string" calcext:value-type="string">
            <text:p>Number of articles in the platform</text:p>
          </table:table-cell>
          <table:table-cell office:value-type="string" calcext:value-type="string">
            <text:p>25 million</text:p>
          </table:table-cell>
          <table:table-cell office:value-type="string" calcext:value-type="string">
            <text:p>43 million</text:p>
          </table:table-cell>
          <table:table-cell office:value-type="string" calcext:value-type="string">
            <text:p>20 million</text:p>
          </table:table-cell>
          <table:table-cell office:value-type="string" calcext:value-type="string">
            <text:p>80 million</text:p>
          </table:table-cell>
          <table:table-cell office:value-type="string" calcext:value-type="string">
            <text:p>3.5 million</text:p>
          </table:table-cell>
          <table:table-cell table:formula="of:=CONCATENATE(&quot;|&quot;;[.A4];&quot;|&quot;;[.B4];&quot;|&quot;;[.C4];&quot;|&quot;;[.D4];&quot;|&quot;;[.E4];&quot;|&quot;;[.F4];&quot;|&quot;)" office:value-type="string" office:string-value="|Number of articles in the platform|25 million|43 million|20 million|80 million|3.5 million|" calcext:value-type="string">
            <text:p>|Number of articles in the platform|25 million|43 million|20 million|80 million|3.5 million|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&gt; 150 million €</text:p>
          </table:table-cell>
          <table:table-cell/>
          <table:table-cell office:value-type="string" calcext:value-type="string">
            <text:p>60 million €</text:p>
          </table:table-cell>
          <table:table-cell/>
          <table:table-cell office:value-type="string" calcext:value-type="string">
            <text:p>10 million CHF</text:p>
          </table:table-cell>
          <table:table-cell table:formula="of:=CONCATENATE(&quot;|&quot;;[.A5];&quot;|&quot;;[.B5];&quot;|&quot;;[.C5];&quot;|&quot;;[.D5];&quot;|&quot;;[.E5];&quot;|&quot;;[.F5];&quot;|&quot;)" office:value-type="string" office:string-value="|Budget|&gt; 150 million €||60 million €||10 million CHF|" calcext:value-type="string">
            <text:p>|Budget|&gt; 150 million €||60 million €||10 million CHF|</text:p>
          </table:table-cell>
        </table:table-row>
        <table:table-row table:style-name="ro1">
          <table:table-cell office:value-type="string" calcext:value-type="string">
            <text:p>Main focu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reservation</text:p>
          </table:table-cell>
          <table:table-cell office:value-type="string" calcext:value-type="string">
            <text:p>text and data mining</text:p>
          </table:table-cell>
          <table:table-cell table:number-columns-repeated="2" office:value-type="string" calcext:value-type="string">
            <text:p>access</text:p>
          </table:table-cell>
          <table:table-cell table:formula="of:=CONCATENATE(&quot;|&quot;;[.A6];&quot;|&quot;;[.B6];&quot;|&quot;;[.C6];&quot;|&quot;;[.D6];&quot;|&quot;;[.E6];&quot;|&quot;;[.F6];&quot;|&quot;)" office:value-type="string" office:string-value="|Main focus|access|preservation|text and data mining|access|access|" calcext:value-type="string">
            <text:p>|Main focus|access|preservation|text and data mining|access|access|</text:p>
          </table:table-cell>
        </table:table-row>
        <table:table-row table:style-name="ro1">
          <table:table-cell office:value-type="string" calcext:value-type="string">
            <text:p>Participating Publishers</text:p>
          </table:table-cell>
          <table:table-cell office:value-type="string" calcext:value-type="string">
            <text:p>~3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a crossref</text:p>
          </table:table-cell>
          <table:table-cell office:value-type="float" office:value="4" calcext:value-type="float">
            <text:p>4</text:p>
          </table:table-cell>
          <table:table-cell table:formula="of:=CONCATENATE(&quot;|&quot;;[.A7];&quot;|&quot;;[.B7];&quot;|&quot;;[.C7];&quot;|&quot;;[.D7];&quot;|&quot;;[.E7];&quot;|&quot;;[.F7];&quot;|&quot;)" office:value-type="string" office:string-value="|Participating Publishers|~30|30|20|via crossref|4|" calcext:value-type="string">
            <text:p>|Participating Publishers|~30|30|20|via crossref|4|</text:p>
          </table:table-cell>
        </table:table-row>
        <table:table-row table:style-name="ro1">
          <table:table-cell office:value-type="string" calcext:value-type="string">
            <text:p>Pivot Format</text:p>
          </table:table-cell>
          <table:table-cell office:value-type="string" calcext:value-type="string">
            <text:p>MARC21</text:p>
          </table:table-cell>
          <table:table-cell office:value-type="string" calcext:value-type="string">
            <text:p>NLM JATS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NLM JATS</text:p>
          </table:table-cell>
          <table:table-cell table:formula="of:=CONCATENATE(&quot;|&quot;;[.A8];&quot;|&quot;;[.B8];&quot;|&quot;;[.C8];&quot;|&quot;;[.D8];&quot;|&quot;;[.E8];&quot;|&quot;;[.F8];&quot;|&quot;)" office:value-type="string" office:string-value="|Pivot Format|MARC21|NLM JATS|MODS|local|NLM JATS|" calcext:value-type="string">
            <text:p>|Pivot Format|MARC21|NLM JATS|MODS|local|NLM JATS|</text:p>
          </table:table-cell>
        </table:table-row>
        <table:table-row table:style-name="ro1">
          <table:table-cell office:value-type="string" calcext:value-type="string">
            <text:p>Fulltext (pdf) delivery on the project platform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NCATENATE(&quot;|&quot;;[.A9];&quot;|&quot;;[.B9];&quot;|&quot;;[.C9];&quot;|&quot;;[.D9];&quot;|&quot;;[.E9];&quot;|&quot;;[.F9];&quot;|&quot;)" office:value-type="string" office:string-value="|Fulltext (pdf) delivery on the project platform|no|yes|yes|no|no|" calcext:value-type="string">
            <text:p>|Fulltext (pdf) delivery on the project platform|no|yes|yes|no|no|</text:p>
          </table:table-cell>
        </table:table-row>
        <table:table-row table:style-name="ro1">
          <table:table-cell office:value-type="string" calcext:value-type="string">
            <text:p>Access for private user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NCATENATE(&quot;|&quot;;[.A10];&quot;|&quot;;[.B10];&quot;|&quot;;[.C10];&quot;|&quot;;[.D10];&quot;|&quot;;[.E10];&quot;|&quot;;[.F10];&quot;|&quot;)" office:value-type="string" office:string-value="|Access for private users|yes|no|no|no|yes|" calcext:value-type="string">
            <text:p>|Access for private users|yes|no|no|no|yes|</text:p>
          </table:table-cell>
        </table:table-row>
        <table:table-row table:style-name="ro1">
          <table:table-cell office:value-type="string" calcext:value-type="string">
            <text:p>Rights to share the meta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formula="of:=CONCATENATE(&quot;|&quot;;[.A11];&quot;|&quot;;[.B11];&quot;|&quot;;[.C11];&quot;|&quot;;[.D11];&quot;|&quot;;[.E11];&quot;|&quot;;[.F11];&quot;|&quot;)" office:value-type="string" office:string-value="|Rights to share the metadata|yes|no|yes|yes|yes|" calcext:value-type="string">
            <text:p>|Rights to share the metadata|yes|no|yes|yes|yes|</text:p>
          </table:table-cell>
        </table:table-row>
        <table:table-row table:style-name="ro1">
          <table:table-cell office:value-type="string" calcext:value-type="string">
            <text:p>Language for transformation</text:p>
          </table:table-cell>
          <table:table-cell office:value-type="string" calcext:value-type="string">
            <text:p>C and Java</text:p>
          </table:table-cell>
          <table:table-cell office:value-type="string" calcext:value-type="string">
            <text:p>Java in the past, XSLT now</text:p>
          </table:table-cell>
          <table:table-cell office:value-type="string" calcext:value-type="string">
            <text:p>XSLT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XSLT</text:p>
          </table:table-cell>
          <table:table-cell table:formula="of:=CONCATENATE(&quot;|&quot;;[.A12];&quot;|&quot;;[.B12];&quot;|&quot;;[.C12];&quot;|&quot;;[.D12];&quot;|&quot;;[.E12];&quot;|&quot;;[.F12];&quot;|&quot;)" office:value-type="string" office:string-value="|Language for transformation|C and Java|Java in the past, XSLT now|XSLT|go|XSLT|" calcext:value-type="string">
            <text:p>|Language for transformation|C and Java|Java in the past, XSLT now|XSLT|go|XSLT|</text:p>
          </table:table-cell>
        </table:table-row>
        <table:table-row table:style-name="ro1">
          <table:table-cell office:value-type="string" calcext:value-type="string">
            <text:p>Document store</text:p>
          </table:table-cell>
          <table:table-cell office:value-type="string" calcext:value-type="string">
            <text:p>OCLC CBS</text:p>
          </table:table-cell>
          <table:table-cell office:value-type="string" calcext:value-type="string">
            <text:p>MarkLogic</text:p>
          </table:table-cell>
          <table:table-cell table:number-columns-repeated="2"/>
          <table:table-cell office:value-type="string" calcext:value-type="string">
            <text:p>OCLC CBS</text:p>
          </table:table-cell>
          <table:table-cell table:formula="of:=CONCATENATE(&quot;|&quot;;[.A13];&quot;|&quot;;[.B13];&quot;|&quot;;[.C13];&quot;|&quot;;[.D13];&quot;|&quot;;[.E13];&quot;|&quot;;[.F13];&quot;|&quot;)" office:value-type="string" office:string-value="|Document store|OCLC CBS|MarkLogic|||OCLC CBS|" calcext:value-type="string">
            <text:p>|Document store|OCLC CBS|MarkLogic|||OCLC CBS|</text:p>
          </table:table-cell>
        </table:table-row>
        <table:table-row table:style-name="ro1">
          <table:table-cell office:value-type="string" calcext:value-type="string">
            <text:p>Search engine technology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MarkLogic</text:p>
          </table:table-cell>
          <table:table-cell office:value-type="string" calcext:value-type="string">
            <text:p>Elasticsearch</text:p>
          </table:table-cell>
          <table:table-cell table:number-columns-repeated="2" office:value-type="string" calcext:value-type="string">
            <text:p>SOLR</text:p>
          </table:table-cell>
          <table:table-cell table:formula="of:=CONCATENATE(&quot;|&quot;;[.A14];&quot;|&quot;;[.B14];&quot;|&quot;;[.C14];&quot;|&quot;;[.D14];&quot;|&quot;;[.E14];&quot;|&quot;;[.F14];&quot;|&quot;)" office:value-type="string" office:string-value="|Search engine technology|SOLR|MarkLogic|Elasticsearch|SOLR|SOLR|" calcext:value-type="string">
            <text:p>|Search engine technology|SOLR|MarkLogic|Elasticsearch|SOLR|SOLR|</text:p>
          </table:table-cell>
        </table:table-row>
        <table:table-row table:style-name="ro1">
          <table:table-cell office:value-type="string" calcext:value-type="string">
            <text:p>Front-end technology</text:p>
          </table:table-cell>
          <table:table-cell office:value-type="string" calcext:value-type="string">
            <text:p>VuFind</text:p>
          </table:table-cell>
          <table:table-cell office:value-type="string" calcext:value-type="string">
            <text:p>MarkLogic</text:p>
          </table:table-cell>
          <table:table-cell/>
          <table:table-cell table:number-columns-repeated="2" office:value-type="string" calcext:value-type="string">
            <text:p>VuFind</text:p>
          </table:table-cell>
          <table:table-cell table:formula="of:=CONCATENATE(&quot;|&quot;;[.A15];&quot;|&quot;;[.B15];&quot;|&quot;;[.C15];&quot;|&quot;;[.D15];&quot;|&quot;;[.E15];&quot;|&quot;;[.F15];&quot;|&quot;)" office:value-type="string" office:string-value="|Front-end technology|VuFind|MarkLogic||VuFind|VuFind|" calcext:value-type="string">
            <text:p>|Front-end technology|VuFind|MarkLogic||VuFind|VuFind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08:30:45.675771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1:37:31.956616374</meta:creation-date>
    <meta:generator>LibreOffice/4.2.8.2$Linux_X86_64 LibreOffice_project/420m0$Build-2</meta:generator>
    <dc:date>2016-02-02T19:51:11.480610501</dc:date>
    <meta:editing-duration>PT10H9M26S</meta:editing-duration>
    <meta:editing-cycles>5</meta:editing-cycles>
    <meta:document-statistic meta:table-count="1" meta:cell-count="98" meta:object-count="0"/>
  </office:meta>
</office:document-meta>
</file>